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f6fd4"/>
    </style:style>
    <style:style style:name="P2" style:family="paragraph" style:parent-style-name="Standard">
      <style:text-properties officeooo:paragraph-rsid="003885d8"/>
    </style:style>
    <style:style style:name="T1" style:family="text">
      <style:text-properties officeooo:rsid="003885d8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773cm" svg:height="6.773cm" draw:z-index="0"><draw:image xlink:href="../images/avatar.jpeg" xlink:type="simple" xlink:show="embed" xlink:actuate="onLoad" draw:mime-type="image/jpeg"/></draw:frame></text:p>
      <text:p text:style-name="Standard">I’m a graphic and UX designer, I enjoy any form of discourse and I’m into libre software.</text:p>
      <text:p text:style-name="Standard">I do print and digital work.</text:p>
      <text:p text:style-name="Standard"/>
      <text:p text:style-name="P2"><text:a xlink:type="simple" xlink:href="https://github.com/CollaboraOnline" text:style-name="Internet_20_link" text:visited-style-name="Visited_20_Internet_20_Link"><text:span text:style-name="T1">Collabora Online</text:span></text:a> • <text:span text:style-name="T1">UX and Community manager</text:span></text:p>
      <text:p text:style-name="P1"><text:a xlink:type="simple" xlink:href="https://portucalio.com/" text:style-name="Internet_20_link" text:visited-style-name="Visited_20_Internet_20_Link">Portucalio</text:a> • Co-founder</text:p>
      <text:p text:style-name="P1"><text:a xlink:type="simple" xlink:href="https://medium.com/@festock" text:style-name="Internet_20_link" text:visited-style-name="Visited_20_Internet_20_Link">Festock</text:a> <text:s/>• Co-founder</text:p>
      <text:p text:style-name="P1"><text:a xlink:type="simple" xlink:href="http://organic-forms.org/" text:style-name="Internet_20_link" text:visited-style-name="Visited_20_Internet_20_Link">Organic-forms</text:a> • Founder</text:p>
      <text:p text:style-name="P1"/>
      <text:p text:style-name="P1">mail@pedropintosilva.com | @ppsilva:matrix.org</text:p>
      <text:p text:style-name="P1"><text:a xlink:type="simple" xlink:href="http://cz.linkedin.com/in/pedropintosilva" text:style-name="Internet_20_link" text:visited-style-name="Visited_20_Internet_20_Link">Linkedin</text:a> | <text:a xlink:type="simple" xlink:href="https://vimeo.com/pedropintosilva" text:style-name="Internet_20_link" text:visited-style-name="Visited_20_Internet_20_Link">Vimeo</text:a></text:p>
      <text:p text:style-name="P1"><text:a xlink:type="simple" xlink:href="https://vis.social/@Pedro" text:style-name="Internet_20_link" text:visited-style-name="Visited_20_Internet_20_Link">Mastodon</text:a> | <text:a xlink:type="simple" xlink:href="https://twitter.com/PedroPS" text:style-name="Internet_20_link" text:visited-style-name="Visited_20_Internet_20_Link">Twitter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7T19:26:14.569800608</meta:creation-date>
    <dc:title>Modern</dc:title>
    <meta:generator>Collabora_Office/22.05.2.1$Linux_X86_64 LibreOffice_project/3c8376a00636091b1c90970b4bd8a2a2eae9da52</meta:generator>
    <meta:editing-duration>PT2H10M58S</meta:editing-duration>
    <meta:editing-cycles>24</meta:editing-cycles>
    <dc:date>2022-09-02T16:55:38.315801330</dc:date>
    <dc:creator>Pedro Silva</dc:creator>
    <meta:document-statistic meta:table-count="0" meta:image-count="1" meta:object-count="0" meta:page-count="1" meta:paragraph-count="9" meta:word-count="48" meta:character-count="307" meta:non-whitespace-character-count="267"/>
    <meta:template xlink:type="simple" xlink:actuate="onRequest" xlink:title="Modern" xlink:href="../../../../../usr/lib64/libreoffice/share/template/common/styles/Modern.ott" meta:date="2021-07-17T19:26:13.530868321"/>
  </office:meta>
</office:document-meta>
</file>